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2.2866in"/>
    </style:style>
    <style:style style:name="co36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539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0.9465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0.5283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2681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0.4102in"/>
    </style:style>
    <style:style style:name="co22" style:family="table-column">
      <style:table-column-properties fo:break-before="auto" style:column-width="0.85in"/>
    </style:style>
    <style:style style:name="co23" style:family="table-column">
      <style:table-column-properties fo:break-before="auto" style:column-width="0.8283in"/>
    </style:style>
    <style:style style:name="co24" style:family="table-column">
      <style:table-column-properties fo:break-before="auto" style:column-width="0.9146in"/>
    </style:style>
    <style:style style:name="co25" style:family="table-column">
      <style:table-column-properties fo:break-before="auto" style:column-width="0.7862in"/>
    </style:style>
    <style:style style:name="co26" style:family="table-column">
      <style:table-column-properties fo:break-before="auto" style:column-width="0.8075in"/>
    </style:style>
    <style:style style:name="co27" style:family="table-column">
      <style:table-column-properties fo:break-before="auto" style:column-width="0.8398in"/>
    </style:style>
    <style:style style:name="co28" style:family="table-column">
      <style:table-column-properties fo:break-before="auto" style:column-width="0.8827in"/>
    </style:style>
    <style:style style:name="co29" style:family="table-column">
      <style:table-column-properties fo:break-before="auto" style:column-width="0.7965in"/>
    </style:style>
    <style:style style:name="co30" style:family="table-column">
      <style:table-column-properties fo:break-before="auto" style:column-width="0.861in"/>
    </style:style>
    <style:style style:name="co31" style:family="table-column">
      <style:table-column-properties fo:break-before="auto" style:column-width="0.9791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429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898in"/>
    </style:style>
    <style:style style:name="co39" style:family="table-column">
      <style:table-column-properties fo:break-before="auto" style:column-width="0.3354in"/>
    </style:style>
    <style:style style:name="co40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5" style:family="table-cell" style:parent-style-name="Default">
      <style:table-cell-properties fo:background-color="#ffff00"/>
    </style:style>
    <style:style style:name="ce1" style:family="table-cell" style:parent-style-name="Default">
      <style:text-properties fo:language="en" fo:country="U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d7"/>
      <style:text-properties fo:language="en" fo:country="US"/>
    </style:style>
    <style:style style:name="ce16" style:family="table-cell" style:parent-style-name="Default">
      <style:table-cell-properties fo:background-color="transparent"/>
      <style:text-properties fo:language="en" fo:country="US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-bottom="none" fo:border-left="none" fo:border-right="1.76pt solid #000000" fo:border-top="none"/>
    </style:style>
    <style:style style:name="ce22" style:family="table-cell" style:parent-style-name="Default">
      <style:table-cell-properties fo:border-bottom="none" fo:border-left="none" fo:border-right="1.76pt solid #000000" fo:border-top="none"/>
      <style:text-properties fo:language="en" fo:country="US"/>
    </style:style>
    <style:style style:name="ce23" style:family="table-cell" style:parent-style-name="Default">
      <style:table-cell-properties fo:border-bottom="none" fo:border-left="1.76pt solid #000000" fo:border-right="none" fo:border-top="none"/>
    </style:style>
    <style:style style:name="ce24" style:family="table-cell" style:parent-style-name="Default">
      <style:table-cell-properties fo:border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5" style:family="table-cell" style:parent-style-name="Default">
      <style:table-cell-properties fo:border-bottom="none" fo:border-left="1.76pt solid #000000" fo:border-right="none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6" style:family="table-cell" style:parent-style-name="Default"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7" style:family="table-cell" style:parent-style-name="Default">
      <style:table-cell-properties fo:border-bottom="none" fo:border-left="none" fo:border-right="1.76pt solid #000000" fo:border-top="none"/>
      <style:map style:condition="cell-content()=0" style:apply-style-name="Bad" style:base-cell-address="TMHM.B3"/>
      <style:map style:condition="cell-content()=1" style:apply-style-name="Good" style:base-cell-address="TMHM.B3"/>
    </style:style>
    <style:style style:name="ce28" style:family="table-cell" style:parent-style-name="Default">
      <style:table-cell-properties fo:border="none"/>
    </style:style>
    <style:style style:name="ce3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Pokedex.Z3">
          <table:error-message table:message-type="stop" table:display="true"/>
        </table:content-validation>
        <table:content-validation table:name="val2" table:condition="of:cell-content-is-in-list([$Defaults.$C$2:$Defaults.$C$9])" table:allow-empty-cell="true" table:display-list="unsorted" table:base-cell-address="Pokedex.X1"/>
        <table:content-validation table:name="val3" table:condition="of:cell-content-is-in-list([$Defaults.$A$2:$Defaults.$A$7])" table:allow-empty-cell="true" table:display-list="unsorted" table:base-cell-address="Pokedex.AA1">
          <table:error-message table:message-type="stop" table:display="true"/>
        </table:content-validation>
      </table:content-validations>
      <table:table table:name="Pokedex" table:style-name="ta1">
        <office:forms form:automatic-focus="false" form:apply-design-mode="false"/>
        <table:table-column table:style-name="co6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row table:style-name="ro1">
          <table:table-cell table:content-validation-name="val1" table:number-columns-repeated="2"/>
          <table:table-cell table:style-name="ce7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7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(max11chars)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number-columns-repeated="2"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number-columns-repeated="2"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Fallen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C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>
          <table:table-cell table:number-columns-repeated="2" table:content-validation-name="val1" office:value-type="string" calcext:value-type="string">
            <text:p>EAdelaide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/>
        </table:table-row>
        <table:table-row table:style-name="ro1" table:number-rows-repeated="30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ts" table:style-name="ta1">
        <office:forms form:automatic-focus="false" form:apply-design-mode="false"/>
        <table:table-column table:style-name="co6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content-validation-name="val1"/>
          <table:table-cell table:style-name="ce7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7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7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 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9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content-validation-name="val1" table:formula="of:=SUM([.B38:.G38])" office:value-type="float" office:value="290" calcext:value-type="float">
            <text:p>29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table:content-validation-name="val1" table:formula="of:=SUM([.B39:.G39])" office:value-type="float" office:value="350" calcext:value-type="float">
            <text:p>35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40:.G40])" office:value-type="float" office:value="500" calcext:value-type="float">
            <text:p>500</text:p>
          </table:table-cell>
          <table:table-cell office:value-type="string" calcext:value-type="string">
            <text:p>steel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5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2" table:default-cell-style-name="ce1"/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7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frontSpriteSize</text:p>
          </table:table-cell>
          <table:table-cell office:value-type="string" calcext:value-type="string">
            <text:p>frontYOffset</text:p>
          </table:table-cell>
          <table:table-cell office:value-type="string" calcext:value-type="string">
            <text:p>backSpriteSize</text:p>
          </table:table-cell>
          <table:table-cell office:value-type="string" calcext:value-type="string">
            <text:p>backYOffset</text:p>
          </table:table-cell>
        </table:table-row>
        <table:table-row table:style-name="ro1">
          <table:table-cell table:content-validation-name="val1" table:formula="of:=[$Pokedex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8"/>
        </table:table-row>
        <table:table-row table:style-name="ro1">
          <table:table-cell table:content-validation-name="val1" table:formula="of:=[$Pokedex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8"/>
        </table:table-row>
        <table:table-row table:style-name="ro1">
          <table:table-cell table:content-validation-name="val1" table:formula="of:=[$Pokedex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8"/>
        </table:table-row>
        <table:table-row table:style-name="ro1">
          <table:table-cell table:content-validation-name="val1" table:formula="of:=[$Pokedex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8"/>
        </table:table-row>
        <table:table-row table:style-name="ro1">
          <table:table-cell table:content-validation-name="val1" table:formula="of:=[$Pokedex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9]" office:value-type="string" office:string-value="CAzalea" calcext:value-type="string">
            <text:p>C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0]" office:value-type="string" office:string-value="Azalea" calcext:value-type="string">
            <text:p>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1]" office:value-type="string" office:string-value="EAzalea" calcext:value-type="string">
            <text:p>EAzale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2]" office:value-type="string" office:string-value="CZephyra" calcext:value-type="string">
            <text:p>C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3]" office:value-type="string" office:string-value="Zephyra" calcext:value-type="string">
            <text:p>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4]" office:value-type="string" office:string-value="EZephyra" calcext:value-type="string">
            <text:p>EZephyr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8"/>
        </table:table-row>
        <table:table-row table:style-name="ro1">
          <table:table-cell table:content-validation-name="val1" table:formula="of:=[$Pokedex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8"/>
        </table:table-row>
        <table:table-row table:style-name="ro1">
          <table:table-cell table:content-validation-name="val1" table:formula="of:=[$Pokedex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8"/>
        </table:table-row>
        <table:table-row table:style-name="ro1">
          <table:table-cell table:content-validation-name="val1" table:formula="of:=[$Pokedex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8"/>
        </table:table-row>
        <table:table-row table:style-name="ro1">
          <table:table-cell table:content-validation-name="val1" table:formula="of:=[$Pokedex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8"/>
        </table:table-row>
        <table:table-row table:style-name="ro1">
          <table:table-cell table:content-validation-name="val1" table:formula="of:=[$Pokedex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8"/>
        </table:table-row>
        <table:table-row table:style-name="ro1">
          <table:table-cell table:content-validation-name="val1" table:formula="of:=[$Pokedex.A38]" office:value-type="string" office:string-value="CAdelaide" calcext:value-type="string">
            <text:p>C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39]" office:value-type="string" office:string-value="Adelaide" calcext:value-type="string">
            <text:p>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>
          <table:table-cell table:content-validation-name="val1" table:formula="of:=[$Pokedex.A40]" office:value-type="string" office:string-value="EAdelaide" calcext:value-type="string">
            <text:p>EAdelaide</text:p>
          </table:table-cell>
          <table:table-cell office:value-type="string" calcext:value-type="string">
            <text:p>adelaide</text:p>
          </table:table-cell>
          <table:table-cell table:number-columns-repeated="8"/>
        </table:table-row>
        <table:table-row table:style-name="ro1" table:number-rows-repeated="29">
          <table:table-cell table:content-validation-name="val1"/>
          <table:table-cell table:number-columns-repeated="9"/>
        </table:table-row>
        <table:table-row table:style-name="ro1">
          <table:table-cell table:content-validation-name="val1"/>
          <table:table-cell table:number-columns-repeated="9"/>
        </table:table-row>
      </table:table>
      <table:table table:name="Learnset" table:style-name="ta1"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number-columns-repeated="5" table:default-cell-style-name="Default"/>
        <table:table-column table:style-name="co37" table:number-columns-repeated="1002" table:default-cell-style-name="Default"/>
        <table:table-row table:style-name="ro1">
          <table:table-cell table:style-name="ce15" table:content-validation-name="val1"/>
          <table:table-cell table:style-name="ce17"/>
          <table:table-cell table:style-name="ce17" office:value-type="string" calcext:value-type="string">
            <text:p>lvMove1</text:p>
          </table:table-cell>
          <table:table-cell table:style-name="ce17" office:value-type="string" calcext:value-type="string">
            <text:p>lvMove2</text:p>
          </table:table-cell>
          <table:table-cell table:style-name="ce17" office:value-type="string" calcext:value-type="string">
            <text:p>lvMove3</text:p>
          </table:table-cell>
          <table:table-cell table:style-name="ce17" office:value-type="string" calcext:value-type="string">
            <text:p>lvMove4</text:p>
          </table:table-cell>
          <table:table-cell table:style-name="ce17" office:value-type="string" calcext:value-type="string">
            <text:p>lvMove5</text:p>
          </table:table-cell>
          <table:table-cell table:style-name="ce17" office:value-type="string" calcext:value-type="string">
            <text:p>lvMove6</text:p>
          </table:table-cell>
          <table:table-cell table:style-name="ce17" office:value-type="string" calcext:value-type="string">
            <text:p>lvMove7</text:p>
          </table:table-cell>
          <table:table-cell table:style-name="ce17" office:value-type="string" calcext:value-type="string">
            <text:p>lvMove8</text:p>
          </table:table-cell>
          <table:table-cell table:style-name="ce17" office:value-type="string" calcext:value-type="string">
            <text:p>lvMove9</text:p>
          </table:table-cell>
          <table:table-cell table:style-name="ce17" office:value-type="string" calcext:value-type="string">
            <text:p>lvMove10</text:p>
          </table:table-cell>
          <table:table-cell table:style-name="ce17" office:value-type="string" calcext:value-type="string">
            <text:p>lvMove11</text:p>
          </table:table-cell>
          <table:table-cell table:style-name="ce17" office:value-type="string" calcext:value-type="string">
            <text:p>lvMove12</text:p>
          </table:table-cell>
          <table:table-cell table:style-name="ce17" office:value-type="string" calcext:value-type="string">
            <text:p>lvMove13</text:p>
          </table:table-cell>
          <table:table-cell table:style-name="ce17" office:value-type="string" calcext:value-type="string">
            <text:p>lvMove14</text:p>
          </table:table-cell>
          <table:table-cell table:style-name="ce17" office:value-type="string" calcext:value-type="string">
            <text:p>lvMove15</text:p>
          </table:table-cell>
          <table:table-cell table:style-name="ce17" office:value-type="string" calcext:value-type="string">
            <text:p>lvMove16</text:p>
          </table:table-cell>
          <table:table-cell table:style-name="ce17" office:value-type="string" calcext:value-type="string">
            <text:p>lvMove17</text:p>
          </table:table-cell>
          <table:table-cell table:style-name="ce17" office:value-type="string" calcext:value-type="string">
            <text:p>lvMove18</text:p>
          </table:table-cell>
          <table:table-cell table:style-name="ce17" office:value-type="string" calcext:value-type="string">
            <text:p>lvMove19</text:p>
          </table:table-cell>
          <table:table-cell table:style-name="ce17" office:value-type="string" calcext:value-type="string">
            <text:p>lvMove20</text:p>
          </table:table-cell>
          <table:table-cell table:number-columns-repeated="1002"/>
        </table:table-row>
        <table:table-row table:style-name="ro1">
          <table:table-cell table:style-name="ce15" table:content-validation-name="val1" office:value-type="string" calcext:value-type="string">
            <text:p>species</text:p>
          </table:table-cell>
          <table:table-cell table:style-name="ce17"/>
          <table:table-cell table:style-name="ce17" office:value-type="string" calcext:value-type="string">
            <text:p>move1</text:p>
          </table:table-cell>
          <table:table-cell table:style-name="ce17" office:value-type="string" calcext:value-type="string">
            <text:p>move2</text:p>
          </table:table-cell>
          <table:table-cell table:style-name="ce17" office:value-type="string" calcext:value-type="string">
            <text:p>move3</text:p>
          </table:table-cell>
          <table:table-cell table:style-name="ce17" office:value-type="string" calcext:value-type="string">
            <text:p>move4</text:p>
          </table:table-cell>
          <table:table-cell table:style-name="ce17" office:value-type="string" calcext:value-type="string">
            <text:p>move5</text:p>
          </table:table-cell>
          <table:table-cell table:style-name="ce17" office:value-type="string" calcext:value-type="string">
            <text:p>move6</text:p>
          </table:table-cell>
          <table:table-cell table:style-name="ce17" office:value-type="string" calcext:value-type="string">
            <text:p>move7</text:p>
          </table:table-cell>
          <table:table-cell table:style-name="ce17" office:value-type="string" calcext:value-type="string">
            <text:p>move8</text:p>
          </table:table-cell>
          <table:table-cell table:style-name="ce17" office:value-type="string" calcext:value-type="string">
            <text:p>move9</text:p>
          </table:table-cell>
          <table:table-cell table:style-name="ce17" office:value-type="string" calcext:value-type="string">
            <text:p>move10</text:p>
          </table:table-cell>
          <table:table-cell table:style-name="ce17" office:value-type="string" calcext:value-type="string">
            <text:p>move11</text:p>
          </table:table-cell>
          <table:table-cell table:style-name="ce17" office:value-type="string" calcext:value-type="string">
            <text:p>move12</text:p>
          </table:table-cell>
          <table:table-cell table:style-name="ce17" office:value-type="string" calcext:value-type="string">
            <text:p>move13</text:p>
          </table:table-cell>
          <table:table-cell table:style-name="ce17" office:value-type="string" calcext:value-type="string">
            <text:p>move14</text:p>
          </table:table-cell>
          <table:table-cell table:style-name="ce17" office:value-type="string" calcext:value-type="string">
            <text:p>move15</text:p>
          </table:table-cell>
          <table:table-cell table:style-name="ce17" office:value-type="string" calcext:value-type="string">
            <text:p>move16</text:p>
          </table:table-cell>
          <table:table-cell table:style-name="ce17" office:value-type="string" calcext:value-type="string">
            <text:p>move17</text:p>
          </table:table-cell>
          <table:table-cell table:style-name="ce17" office:value-type="string" calcext:value-type="string">
            <text:p>move18</text:p>
          </table:table-cell>
          <table:table-cell table:style-name="ce17" office:value-type="string" calcext:value-type="string">
            <text:p>move19</text:p>
          </table:table-cell>
          <table:table-cell table:style-name="ce17" office:value-type="string" calcext:value-type="string">
            <text:p>move20</text:p>
          </table:table-cell>
          <table:table-cell table:number-columns-repeated="1002"/>
        </table:table-row>
        <table:table-row table:style-name="ro1">
          <table:table-cell table:style-name="ce16" table:content-validation-name="val1" table:formula="of:=IFERROR(INDIRECT(&quot;$Pokedex.B&quot;&amp;[.B3]);[.A4])" office:value-type="string" office:string-value="CMoe" calcext:value-type="string">
            <text:p>CMoe</text:p>
          </table:table-cell>
          <table:table-cell table:style-name="ce18" office:value-type="float" office:value="2.5" calcext:value-type="float">
            <text:p>2.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1" calcext:value-type="float">
            <text:p>21</text:p>
          </table:table-cell>
          <table:table-cell table:style-name="ce18" table:number-columns-repeated="1018"/>
        </table:table-row>
        <table:table-row table:style-name="ro1">
          <table:table-cell table:style-name="ce16" table:content-validation-name="val1" table:formula="of:=IFERROR(INDIRECT(&quot;$Pokedex.B&quot;&amp;[.B4]);[.A5])" office:value-type="string" office:string-value="CMoe" calcext:value-type="string">
            <text:p>CMo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body slam</text:p>
          </table:table-cell>
          <table:table-cell table:number-columns-repeated="1018"/>
        </table:table-row>
        <table:table-row table:style-name="ro1">
          <table:table-cell table:style-name="ce16" table:content-validation-name="val1" table:formula="of:=IFERROR(INDIRECT(&quot;$Pokedex.B&quot;&amp;[.B5]);[.A6])" office:value-type="string" office:string-value="WMoe" calcext:value-type="string">
            <text:p>WMoe</text:p>
          </table:table-cell>
          <table:table-cell table:style-name="ce18"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6]);[.A7])" office:value-type="string" office:string-value="WMoe" calcext:value-type="string">
            <text:p>WM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estow</text:p>
          </table:table-cell>
          <table:table-cell office:value-type="string" calcext:value-type="string">
            <text:p>milk drink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grassy glide</text:p>
          </table:table-cell>
          <table:table-cell table:number-columns-repeated="1013"/>
        </table:table-row>
        <table:table-row table:style-name="ro1">
          <table:table-cell table:style-name="ce16" table:content-validation-name="val1" table:formula="of:=IFERROR(INDIRECT(&quot;$Pokedex.B&quot;&amp;[.B7]);[.A8])" office:value-type="string" office:string-value="OMoe" calcext:value-type="string">
            <text:p>OMoe</text:p>
          </table:table-cell>
          <table:table-cell table:style-name="ce18"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8]);[.A9])" office:value-type="string" office:string-value="OMoe" calcext:value-type="string">
            <text:p>OMo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y day</text:p>
          </table:table-cell>
          <table:table-cell office:value-type="string" calcext:value-type="string">
            <text:p>growl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yawn</text:p>
          </table:table-cell>
          <table:table-cell office:value-type="string" calcext:value-type="string">
            <text:p>psybeam</text:p>
          </table:table-cell>
          <table:table-cell office:value-type="string" calcext:value-type="string">
            <text:p>worry seed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zen headbutt</text:p>
          </table:table-cell>
          <table:table-cell office:value-type="string" calcext:value-type="string">
            <text:p>payback</text:p>
          </table:table-cell>
          <table:table-cell office:value-type="string" calcext:value-type="string">
            <text:p>dream eater</text:p>
          </table:table-cell>
          <table:table-cell table:number-columns-repeated="1011"/>
        </table:table-row>
        <table:table-row table:style-name="ro1">
          <table:table-cell table:style-name="ce16" table:content-validation-name="val1" table:formula="of:=IFERROR(INDIRECT(&quot;$Pokedex.B&quot;&amp;[.B9]);[.A10])" office:value-type="string" office:string-value="GMoe" calcext:value-type="string">
            <text:p>GMoe</text:p>
          </table:table-cell>
          <table:table-cell table:style-name="ce18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0]);[.A11])" office:value-type="string" office:string-value="GMoe" calcext:value-type="string">
            <text:p>GMo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bullet seed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fling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slack off</text:p>
          </table:table-cell>
          <table:table-cell table:number-columns-repeated="1016"/>
        </table:table-row>
        <table:table-row table:style-name="ro1">
          <table:table-cell table:style-name="ce16" table:content-validation-name="val1" table:formula="of:=IFERROR(INDIRECT(&quot;$Pokedex.B&quot;&amp;[.B11]);[.A12])" office:value-type="string" office:string-value="MultiMoe" calcext:value-type="string">
            <text:p>MultiMoe</text:p>
          </table:table-cell>
          <table:table-cell table:style-name="ce18" office:value-type="float" office:value="6.5" calcext:value-type="float">
            <text:p>6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2]);[.A13])" office:value-type="string" office:string-value="MultiMoe" calcext:value-type="string">
            <text:p>MultiMo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growl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13]);[.A14])" office:value-type="string" office:string-value="Sayo" calcext:value-type="string">
            <text:p>Sayo</text:p>
          </table:table-cell>
          <table:table-cell table:style-name="ce18" office:value-type="float" office:value="7.5" calcext:value-type="float">
            <text:p>7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4]);[.A15])" office:value-type="string" office:string-value="Sayo" calcext:value-type="string">
            <text:p>Say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uble slap</text:p>
          </table:table-cell>
          <table:table-cell office:value-type="string" calcext:value-type="string">
            <text:p>tail whip</text:p>
          </table:table-cell>
          <table:table-cell office:value-type="string" calcext:value-type="string">
            <text:p>astonish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snarl</text:p>
          </table:table-cell>
          <table:table-cell office:value-type="string" calcext:value-type="string">
            <text:p>body slam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attack order</text:p>
          </table:table-cell>
          <table:table-cell office:value-type="string" calcext:value-type="string">
            <text:p>void flame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15]);[.A16])" office:value-type="string" office:string-value="CAzalea" calcext:value-type="string">
            <text:p>CAzalea</text:p>
          </table:table-cell>
          <table:table-cell table:style-name="ce18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6]);[.A17])" office:value-type="string" office:string-value="CAzalea" calcext:value-type="string">
            <text:p>CAzale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7]);[.A18])" office:value-type="string" office:string-value="Azalea" calcext:value-type="string">
            <text:p>Azalea</text:p>
          </table:table-cell>
          <table:table-cell table:style-name="ce18"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8]);[.A19])" office:value-type="string" office:string-value="Azalea" calcext:value-type="string">
            <text:p>Azal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19]);[.A20])" office:value-type="string" office:string-value="EAzalea" calcext:value-type="string">
            <text:p>EAzalea</text:p>
          </table:table-cell>
          <table:table-cell table:style-name="ce18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0]);[.A21])" office:value-type="string" office:string-value="EAzalea" calcext:value-type="string">
            <text:p>EAzale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1]);[.A22])" office:value-type="string" office:string-value="CZephyra" calcext:value-type="string">
            <text:p>CZephyra</text:p>
          </table:table-cell>
          <table:table-cell table:style-name="ce18" office:value-type="float" office:value="11.5" calcext:value-type="float">
            <text:p>11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2]);[.A23])" office:value-type="string" office:string-value="CZephyra" calcext:value-type="string">
            <text:p>CZephy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3]);[.A24])" office:value-type="string" office:string-value="Zephyra" calcext:value-type="string">
            <text:p>Zephyra</text:p>
          </table:table-cell>
          <table:table-cell table:style-name="ce18"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4]);[.A25])" office:value-type="string" office:string-value="Zephyra" calcext:value-type="string">
            <text:p>Zephy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5]);[.A26])" office:value-type="string" office:string-value="EZephyra" calcext:value-type="string">
            <text:p>EZephyra</text:p>
          </table:table-cell>
          <table:table-cell table:style-name="ce18"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6]);[.A27])" office:value-type="string" office:string-value="EZephyra" calcext:value-type="string">
            <text:p>EZephy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7]);[.A28])" office:value-type="string" office:string-value="Celine" calcext:value-type="string">
            <text:p>Celine</text:p>
          </table:table-cell>
          <table:table-cell table:style-name="ce18"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8]);[.A29])" office:value-type="string" office:string-value="Celine" calcext:value-type="string">
            <text:p>Celin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29]);[.A30])" office:value-type="string" office:string-value="CKana" calcext:value-type="string">
            <text:p>CKana</text:p>
          </table:table-cell>
          <table:table-cell table:style-name="ce18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0]);[.A31])" office:value-type="string" office:string-value="CKana" calcext:value-type="string">
            <text:p>CKa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1]);[.A32])" office:value-type="string" office:string-value="Kana" calcext:value-type="string">
            <text:p>Kana</text:p>
          </table:table-cell>
          <table:table-cell table:style-name="ce18" office:value-type="float" office:value="16.5" calcext:value-type="float">
            <text:p>1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2]);[.A33])" office:value-type="string" office:string-value="Kana" calcext:value-type="string">
            <text:p>Kan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3]);[.A34])" office:value-type="string" office:string-value="EKana" calcext:value-type="string">
            <text:p>EKana</text:p>
          </table:table-cell>
          <table:table-cell table:style-name="ce18" office:value-type="float" office:value="17.5" calcext:value-type="float">
            <text:p>1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4]);[.A35])" office:value-type="string" office:string-value="EKana" calcext:value-type="string">
            <text:p>EKa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5]);[.A36])" office:value-type="string" office:string-value="Tohka" calcext:value-type="string">
            <text:p>Tohka</text:p>
          </table:table-cell>
          <table:table-cell table:style-name="ce18" office:value-type="float" office:value="18.5" calcext:value-type="float">
            <text:p>18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6]);[.A37])" office:value-type="string" office:string-value="Tohka" calcext:value-type="string">
            <text:p>Toh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37]);[.A38])" office:value-type="string" office:string-value="CYuria" calcext:value-type="string">
            <text:p>CYuria</text:p>
          </table:table-cell>
          <table:table-cell table:style-name="ce18" office:value-type="float" office:value="19.5" calcext:value-type="float">
            <text:p>1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8]);[.A39])" office:value-type="string" office:string-value="CYuria" calcext:value-type="string">
            <text:p>CYur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39]);[.A40])" office:value-type="string" office:string-value="Yuria" calcext:value-type="string">
            <text:p>Yuria</text:p>
          </table:table-cell>
          <table:table-cell table:style-name="ce18" office:value-type="float" office:value="20.5" calcext:value-type="float">
            <text:p>2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0]);[.A41])" office:value-type="string" office:string-value="Yuria" calcext:value-type="string">
            <text:p>Yur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1]);[.A42])" office:value-type="string" office:string-value="EYuria" calcext:value-type="string">
            <text:p>EYuria</text:p>
          </table:table-cell>
          <table:table-cell table:style-name="ce18"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2]);[.A43])" office:value-type="string" office:string-value="EYuria" calcext:value-type="string">
            <text:p>EYur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heart stamp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u turn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retaliate</text:p>
          </table:table-cell>
          <table:table-cell office:value-type="string" calcext:value-type="string">
            <text:p>sucker punch</text:p>
          </table:table-cell>
          <table:table-cell office:value-type="string" calcext:value-type="string">
            <text:p>night slash</text:p>
          </table:table-cell>
          <table:table-cell office:value-type="string" calcext:value-type="string">
            <text:p>fake tears</text:p>
          </table:table-cell>
          <table:table-cell table:number-columns-repeated="1007"/>
        </table:table-row>
        <table:table-row table:style-name="ro1">
          <table:table-cell table:style-name="ce16" table:content-validation-name="val1" table:formula="of:=IFERROR(INDIRECT(&quot;$Pokedex.B&quot;&amp;[.B43]);[.A44])" office:value-type="string" office:string-value="Gemma" calcext:value-type="string">
            <text:p>Gemma</text:p>
          </table:table-cell>
          <table:table-cell table:style-name="ce18"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4]);[.A45])" office:value-type="string" office:string-value="Gemma" calcext:value-type="string">
            <text:p>Gemm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5]);[.A46])" office:value-type="string" office:string-value="EGemma" calcext:value-type="string">
            <text:p>EGemma</text:p>
          </table:table-cell>
          <table:table-cell table:style-name="ce18"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6]);[.A47])" office:value-type="string" office:string-value="EGemma" calcext:value-type="string">
            <text:p>EGemm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stone edge</text:p>
          </table:table-cell>
          <table:table-cell office:value-type="string" calcext:value-type="string">
            <text:p>crystal tomb</text:p>
          </table:table-cell>
          <table:table-cell table:number-columns-repeated="1019"/>
        </table:table-row>
        <table:table-row table:style-name="ro1">
          <table:table-cell table:style-name="ce16" table:content-validation-name="val1" table:formula="of:=IFERROR(INDIRECT(&quot;$Pokedex.B&quot;&amp;[.B47]);[.A48])" office:value-type="string" office:string-value="Ren" calcext:value-type="string">
            <text:p>Ren</text:p>
          </table:table-cell>
          <table:table-cell table:style-name="ce18"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8]);[.A49])" office:value-type="string" office:string-value="Ren" calcext:value-type="string">
            <text:p>R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49]);[.A50])" office:value-type="string" office:string-value="Florence" calcext:value-type="string">
            <text:p>Florence</text:p>
          </table:table-cell>
          <table:table-cell table:style-name="ce18" office:value-type="float" office:value="25.5" calcext:value-type="float">
            <text:p>25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0]);[.A51])" office:value-type="string" office:string-value="Florence" calcext:value-type="string">
            <text:p>Flore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1]);[.A52])" office:value-type="string" office:string-value="KFlorence" calcext:value-type="string">
            <text:p>KFlorence</text:p>
          </table:table-cell>
          <table:table-cell table:style-name="ce18"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2]);[.A53])" office:value-type="string" office:string-value="KFlorence" calcext:value-type="string">
            <text:p>KFlore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3]);[.A54])" office:value-type="string" office:string-value="Aliel" calcext:value-type="string">
            <text:p>Aliel</text:p>
          </table:table-cell>
          <table:table-cell table:style-name="ce18" office:value-type="float" office:value="27.5" calcext:value-type="float">
            <text:p>27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4]);[.A55])" office:value-type="string" office:string-value="Aliel" calcext:value-type="string">
            <text:p>Alie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55]);[.A56])" office:value-type="string" office:string-value="CKarin" calcext:value-type="string">
            <text:p>CKarin</text:p>
          </table:table-cell>
          <table:table-cell table:style-name="ce18" office:value-type="float" office:value="28.5" calcext:value-type="float">
            <text:p>28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6]);[.A57])" office:value-type="string" office:string-value="CKarin" calcext:value-type="string">
            <text:p>CKar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7]);[.A58])" office:value-type="string" office:string-value="Karin" calcext:value-type="string">
            <text:p>Karin</text:p>
          </table:table-cell>
          <table:table-cell table:style-name="ce18" office:value-type="float" office:value="29.5" calcext:value-type="float">
            <text:p>29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8]);[.A59])" office:value-type="string" office:string-value="Karin" calcext:value-type="string">
            <text:p>Kar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59]);[.A60])" office:value-type="string" office:string-value="EKarin" calcext:value-type="string">
            <text:p>EKarin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0]);[.A61])" office:value-type="string" office:string-value="EKarin" calcext:value-type="string">
            <text:p>EKar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1]);[.A62])" office:value-type="string" office:string-value="FKarin" calcext:value-type="string">
            <text:p>FKarin</text:p>
          </table:table-cell>
          <table:table-cell table:style-name="ce18" office:value-type="float" office:value="31.5" calcext:value-type="float">
            <text:p>3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2]);[.A63])" office:value-type="string" office:string-value="FKarin" calcext:value-type="string">
            <text:p>FKa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tail whip</text:p>
          </table:table-cell>
          <table:table-cell table:number-columns-repeated="1020"/>
        </table:table-row>
        <table:table-row table:style-name="ro1">
          <table:table-cell table:style-name="ce16" table:content-validation-name="val1" table:formula="of:=IFERROR(INDIRECT(&quot;$Pokedex.B&quot;&amp;[.B63]);[.A64])" office:value-type="string" office:string-value="LucilleR" calcext:value-type="string">
            <text:p>LucilleR</text:p>
          </table:table-cell>
          <table:table-cell table:style-name="ce18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4]);[.A65])" office:value-type="string" office:string-value="LucilleR" calcext:value-type="string">
            <text:p>Lucill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5]);[.A66])" office:value-type="string" office:string-value="ELucilleR" calcext:value-type="string">
            <text:p>ELucilleR</text:p>
          </table:table-cell>
          <table:table-cell table:style-name="ce18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6]);[.A67])" office:value-type="string" office:string-value="ELucilleR" calcext:value-type="string">
            <text:p>ELucill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7]);[.A68])" office:value-type="string" office:string-value="Gonya" calcext:value-type="string">
            <text:p>Gonya</text:p>
          </table:table-cell>
          <table:table-cell table:style-name="ce18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8]);[.A69])" office:value-type="string" office:string-value="Gonya" calcext:value-type="string">
            <text:p>Gony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6" table:content-validation-name="val1" table:formula="of:=IFERROR(INDIRECT(&quot;$Pokedex.B&quot;&amp;[.B69]);[.A70])" office:value-type="string" office:string-value="Lea" calcext:value-type="string">
            <text:p>Lea</text:p>
          </table:table-cell>
          <table:table-cell table:style-name="ce18" office:value-type="float" office:value="35.5" calcext:value-type="float">
            <text:p>35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0]);[.A71])" office:value-type="string" office:string-value="Lea" calcext:value-type="string">
            <text:p>Le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1]);[.A72])" office:value-type="string" office:string-value="MLea" calcext:value-type="string">
            <text:p>MLea</text:p>
          </table:table-cell>
          <table:table-cell table:style-name="ce18" office:value-type="float" office:value="36.5" calcext:value-type="float">
            <text:p>36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2]);[.A73])" office:value-type="string" office:string-value="MLea" calcext:value-type="string">
            <text:p>MLe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ackle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bide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sweet kiss</text:p>
          </table:table-cell>
          <table:table-cell office:value-type="string" calcext:value-type="string">
            <text:p>stomp</text:p>
          </table:table-cell>
          <table:table-cell office:value-type="string" calcext:value-type="string">
            <text:p>false swipe</text:p>
          </table:table-cell>
          <table:table-cell office:value-type="string" calcext:value-type="string">
            <text:p>flail</text:p>
          </table:table-cell>
          <table:table-cell office:value-type="string" calcext:value-type="string">
            <text:p>work up</text:p>
          </table:table-cell>
          <table:table-cell office:value-type="string" calcext:value-type="string">
            <text:p>natural gift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ntrainment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play rough</text:p>
          </table:table-cell>
          <table:table-cell table:number-columns-repeated="1008"/>
        </table:table-row>
        <table:table-row table:style-name="ro1">
          <table:table-cell table:style-name="ce16" table:content-validation-name="val1" table:formula="of:=IFERROR(INDIRECT(&quot;$Pokedex.B&quot;&amp;[.B73]);[.A74])" office:value-type="string" office:string-value="CAdelaide" calcext:value-type="string">
            <text:p>CAdelaide</text:p>
          </table:table-cell>
          <table:table-cell table:style-name="ce18" office:value-type="float" office:value="37.5" calcext:value-type="float">
            <text:p>37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4]);[.A75])" office:value-type="string" office:string-value="CAdelaide" calcext:value-type="string">
            <text:p>CAdelai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5]);[.A76])" office:value-type="string" office:string-value="Adelaide" calcext:value-type="string">
            <text:p>Adelaide</text:p>
          </table:table-cell>
          <table:table-cell table:style-name="ce18" office:value-type="float" office:value="38.5" calcext:value-type="float">
            <text:p>38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6]);[.A77])" office:value-type="string" office:string-value="Adelaide" calcext:value-type="string">
            <text:p>Adelai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7]);[.A78])" office:value-type="string" office:string-value="EAdelaide" calcext:value-type="string">
            <text:p>EAdelaide</text:p>
          </table:table-cell>
          <table:table-cell table:style-name="ce18" office:value-type="float" office:value="39.5" calcext:value-type="float">
            <text:p>39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16" table:content-validation-name="val1" table:formula="of:=IFERROR(INDIRECT(&quot;$Pokedex.B&quot;&amp;[.B78]);[.A79])" office:value-type="string" office:string-value="EAdelaide" calcext:value-type="string">
            <text:p>EAdela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leer</text:p>
          </table:table-cell>
          <table:table-cell office:value-type="string" calcext:value-type="string">
            <text:p>quick attack</text:p>
          </table:table-cell>
          <table:table-cell office:value-type="string" calcext:value-type="string">
            <text:p>sharpen</text:p>
          </table:table-cell>
          <table:table-cell office:value-type="string" calcext:value-type="string">
            <text:p>metal claw</text:p>
          </table:table-cell>
          <table:table-cell office:value-type="string" calcext:value-type="string">
            <text:p>metal sound</text:p>
          </table:table-cell>
          <table:table-cell office:value-type="string" calcext:value-type="string">
            <text:p>metronom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ron tail</text:p>
          </table:table-cell>
          <table:table-cell office:value-type="string" calcext:value-type="string">
            <text:p>swords dance</text:p>
          </table:table-cell>
          <table:table-cell office:value-type="string" calcext:value-type="string">
            <text:p>circle throw</text:p>
          </table:table-cell>
          <table:table-cell office:value-type="string" calcext:value-type="string">
            <text:p>crush claw</text:p>
          </table:table-cell>
          <table:table-cell office:value-type="string" calcext:value-type="string">
            <text:p>meteor mash</text:p>
          </table:table-cell>
          <table:table-cell table:number-columns-repeated="100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HM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8" table:default-cell-style-name="ce21"/>
        <table:table-column table:style-name="co39" table:default-cell-style-name="ce25"/>
        <table:table-column table:style-name="co39" table:number-columns-repeated="6" table:default-cell-style-name="ce26"/>
        <table:table-column table:style-name="co39" table:default-cell-style-name="ce27"/>
        <table:table-column table:style-name="co40" table:default-cell-style-name="ce25"/>
        <table:table-column table:style-name="co40" table:default-cell-style-name="ce24"/>
        <table:table-column table:style-name="co40" table:number-columns-repeated="48" table:default-cell-style-name="ce26"/>
        <table:table-row table:style-name="ro1">
          <table:table-cell/>
          <table:table-cell table:style-name="ce23" office:value-type="string" calcext:value-type="string">
            <text:p>HM</text:p>
          </table:table-cell>
          <table:table-cell table:number-columns-repeated="6" table:style-name="Default" office:value-type="string" calcext:value-type="string">
            <text:p>HM</text:p>
          </table:table-cell>
          <table:table-cell table:style-name="ce21" office:value-type="string" calcext:value-type="string">
            <text:p>HM</text:p>
          </table:table-cell>
          <table:table-cell table:style-name="ce23" office:value-type="string" calcext:value-type="string">
            <text:p>TM</text:p>
          </table:table-cell>
          <table:table-cell table:style-name="ce28" office:value-type="string" calcext:value-type="string">
            <text:p>TM</text:p>
          </table:table-cell>
          <table:table-cell table:number-columns-repeated="48" table:style-name="Default" office:value-type="string" calcext:value-type="string">
            <text:p>TM</text:p>
          </table:table-cell>
        </table:table-row>
        <table:table-row table:style-name="ro1">
          <table:table-cell table:style-name="ce22" table:content-validation-name="val1" table:formula="of:=[$Stats.A2]" office:value-type="string" office:string-value="species" calcext:value-type="string">
            <text:p>species</text:p>
          </table:table-cell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ce1" table:content-validation-name="val1" table:formula="of:=[$Pokedex.B3]" office:value-type="string" office:string-value="CMoe" calcext:value-type="string">
            <text:p>C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]" office:value-type="string" office:string-value="WMoe" calcext:value-type="string">
            <text:p>W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5]" office:value-type="string" office:string-value="OMoe" calcext:value-type="string">
            <text:p>O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6]" office:value-type="string" office:string-value="GMoe" calcext:value-type="string">
            <text:p>G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7]" office:value-type="string" office:string-value="MultiMoe" calcext:value-type="string">
            <text:p>MultiMo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8]" office:value-type="string" office:string-value="Sayo" calcext:value-type="string">
            <text:p>Sayo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9]" office:value-type="string" office:string-value="CAzalea" calcext:value-type="string">
            <text:p>C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0]" office:value-type="string" office:string-value="Azalea" calcext:value-type="string">
            <text:p>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1]" office:value-type="string" office:string-value="EAzalea" calcext:value-type="string">
            <text:p>EAza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2]" office:value-type="string" office:string-value="CZephyra" calcext:value-type="string">
            <text:p>C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3]" office:value-type="string" office:string-value="Zephyra" calcext:value-type="string">
            <text:p>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4]" office:value-type="string" office:string-value="EZephyra" calcext:value-type="string">
            <text:p>EZephyr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5]" office:value-type="string" office:string-value="Celine" calcext:value-type="string">
            <text:p>Celin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6]" office:value-type="string" office:string-value="CKana" calcext:value-type="string">
            <text:p>C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7]" office:value-type="string" office:string-value="Kana" calcext:value-type="string">
            <text:p>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8]" office:value-type="string" office:string-value="EKana" calcext:value-type="string">
            <text:p>EKan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19]" office:value-type="string" office:string-value="Tohka" calcext:value-type="string">
            <text:p>Tohk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0]" office:value-type="string" office:string-value="CYuria" calcext:value-type="string">
            <text:p>C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1]" office:value-type="string" office:string-value="Yuria" calcext:value-type="string">
            <text:p>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2]" office:value-type="string" office:string-value="EYuria" calcext:value-type="string">
            <text:p>EYuri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3]" office:value-type="string" office:string-value="Gemma" calcext:value-type="string">
            <text:p>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4]" office:value-type="string" office:string-value="EGemma" calcext:value-type="string">
            <text:p>EGemm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5]" office:value-type="string" office:string-value="Ren" calcext:value-type="string">
            <text:p>Re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6]" office:value-type="string" office:string-value="Florence" calcext:value-type="string">
            <text:p>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7]" office:value-type="string" office:string-value="KFlorence" calcext:value-type="string">
            <text:p>KFlorenc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8]" office:value-type="string" office:string-value="Aliel" calcext:value-type="string">
            <text:p>Aliel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29]" office:value-type="string" office:string-value="CKarin" calcext:value-type="string">
            <text:p>C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0]" office:value-type="string" office:string-value="Karin" calcext:value-type="string">
            <text:p>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1]" office:value-type="string" office:string-value="EKarin" calcext:value-type="string">
            <text:p>E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2]" office:value-type="string" office:string-value="FKarin" calcext:value-type="string">
            <text:p>FKarin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3]" office:value-type="string" office:string-value="LucilleR" calcext:value-type="string">
            <text:p>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4]" office:value-type="string" office:string-value="ELucilleR" calcext:value-type="string">
            <text:p>ELucilleR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5]" office:value-type="string" office:string-value="Gonya" calcext:value-type="string">
            <text:p>Gony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6]" office:value-type="string" office:string-value="Lea" calcext:value-type="string">
            <text:p>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7]" office:value-type="string" office:string-value="MLea" calcext:value-type="string">
            <text:p>MLea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8]" office:value-type="string" office:string-value="CAdelaide" calcext:value-type="string">
            <text:p>C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39]" office:value-type="string" office:string-value="Adelaide" calcext:value-type="string">
            <text:p>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>
          <table:table-cell table:style-name="ce1" table:content-validation-name="val1" table:formula="of:=[$Pokedex.B40]" office:value-type="string" office:string-value="EAdelaide" calcext:value-type="string">
            <text:p>EAdelaide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</table:table-row>
        <table:table-row table:style-name="ro1" table:number-rows-repeated="31">
          <table:table-cell table:style-name="ce22" table:content-validation-name="val1"/>
          <table:table-cell table:number-columns-repeated="58"/>
        </table:table-row>
        <table:table-row table:style-name="ro1" table:number-rows-repeated="1048504">
          <table:table-cell table:number-columns-repeated="59"/>
        </table:table-row>
        <table:table-row table:style-name="ro1">
          <table:table-cell table:number-columns-repeated="59"/>
        </table:table-row>
        <calcext:conditional-formats>
          <calcext:conditional-format calcext:target-range-address="TMHM.B3:TMHM.BG1048576">
            <calcext:condition calcext:apply-style-name="Bad" calcext:value="=0" calcext:base-cell-address="TMHM.B3"/>
            <calcext:condition calcext:apply-style-name="Good" calcext:value="=1" calcext:base-cell-address="TMHM.B3"/>
          </calcext:conditional-format>
        </calcext:conditional-formats>
      </table:table>
      <table:table table:name="Defaults" table:style-name="ta1">
        <table:table-column table:style-name="co2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36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2:11:28.624346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2T02:11:45.827963223</dc:date>
    <meta:editing-duration>PT4H55M5S</meta:editing-duration>
    <meta:editing-cycles>36</meta:editing-cycles>
    <meta:generator>LibreOffice/6.4.7.2$Linux_X86_64 LibreOffice_project/40$Build-2</meta:generator>
    <meta:document-statistic meta:table-count="6" meta:cell-count="4190" meta:object-count="0"/>
  </office:meta>
</office:document-meta>
</file>